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USCUVILCA RAFAEL ANGELA JINA LINDA MARICRUZ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N RAMON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USCUVILCA RAFAEL, ANGELA JINA LINDA MARICRUZ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0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18:01:1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